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paragraph-properties fo:text-align="start" style:justify-single-word="false"/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434_1888041674"/>菜鸟hive操作<text:bookmark-end text:name="__RefHeading__434_1888041674"/></text:h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434_1888041674" text:style-name="Index_20_Link" text:visited-style-name="Index_20_Link">菜鸟hive操作<text:tab/>1</text:a></text:p>
          <text:p text:style-name="P6"><text:a xlink:type="simple" xlink:href="#__RefHeading__436_1888041674" text:style-name="Index_20_Link" text:visited-style-name="Index_20_Link">二、在hive中创建数据库表格<text:tab/>1</text:a></text:p>
          <text:p text:style-name="P6"><text:a xlink:type="simple" xlink:href="#__RefHeading__438_1888041674" text:style-name="Index_20_Link" text:visited-style-name="Index_20_Link">三、把本地数据导入和数据库表格中<text:tab/>2</text:a></text:p>
          <text:p text:style-name="P6"><text:a xlink:type="simple" xlink:href="#__RefHeading__440_1888041674" text:style-name="Index_20_Link" text:visited-style-name="Index_20_Link">四、每个字段的取值范围和分布情况<text:tab/>2</text:a></text:p>
          <text:p text:style-name="P6"><text:a xlink:type="simple" xlink:href="#__RefHeading__442_1888041674" text:style-name="Index_20_Link" text:visited-style-name="Index_20_Link">五、config表格的处理和分析<text:tab/>3</text:a></text:p>
          <text:p text:style-name="P6"><text:a xlink:type="simple" xlink:href="#__RefHeading__444_1888041674" text:style-name="Index_20_Link" text:visited-style-name="Index_20_Link">六、数据预处理（异常值处理）<text:tab/>4</text:a></text:p>
          <text:p text:style-name="P6"><text:a xlink:type="simple" xlink:href="#__RefHeading__446_1888041674" text:style-name="Index_20_Link" text:visited-style-name="Index_20_Link">七、以最后两周的数据作为预测数据<text:tab/>12</text:a></text:p>
          <text:p text:style-name="P5"><text:a xlink:type="simple" xlink:href="#__RefHeading__448_1888041674" text:style-name="Index_20_Link" text:visited-style-name="Index_20_Link">7.1全国仓库的处理<text:tab/>12</text:a></text:p>
          <text:p text:style-name="P5"><text:a xlink:type="simple" xlink:href="#__RefHeading__453_1888041674" text:style-name="Index_20_Link" text:visited-style-name="Index_20_Link">7.2、仓库1-仓库5的数据的处理<text:tab/>14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一、创建数据库</text:p>
      <text:p text:style-name="Text_20_body">set hive.cli.print.current.db=true; --显示数据库</text:p>
      <text:p text:style-name="Text_20_body">set hive.cli.print.header=true; --显示数据库表格表头</text:p>
      <text:p text:style-name="Standard">create database cainiao; --创建数据库</text:p>
      <text:p text:style-name="Standard"/>
      <text:p text:style-name="Standard">use cainiao; <text:s/>--进入数据库</text:p>
      <text:p text:style-name="Standard"/>
      <text:p text:style-name="Standard"/>
      <text:p text:style-name="Standard"/>
      <text:h text:style-name="P4" text:outline-level="1"><text:bookmark-start text:name="__RefHeading__436_1888041674"/>二、在hive中创建数据库表格<text:bookmark-end text:name="__RefHeading__436_1888041674"/></text:h>
      <text:p text:style-name="P1">create table config1(item_id STRING,store_code STRING,a_b STRING)ROW FORMAT DELIMITED FIELDS TERMINATED BY ',' STORED AS TEXTFILE;--每个商品在全国和分仓区域的补少和补多的成本</text:p>
      <text:p text:style-name="P1">create table item_feature( date STRING,item_id STRING,cate_id STRING,cate_level_id STRING,brand_id STRING,supplier_id STRING,pv_ipv Double,pv_uv Double,cart_ipv <text:soft-page-break/>Double,cart_uv Double,collect_uv Double,num_gmv Double,amt_gmv Double,qty_gmv Double,unum_gmv Double,amt_alipay Double,num_alipay Double,qty_alipay Double,unum_alipay Double,ztc_pv_ipv Double,tbk_pv_ipv Double,ss_pv_ipv Double,jhs_pv_ipv Double,ztc_pv_uv Double,tbk_pv_uv Double,ss_pv_uv Double,jhs_pv_uv Double,num_alipay_njhs Double,amt_alipay_njhs Double,qty_alipay_njhs Double,unum_alipay_njhs Double)ROW FORMAT DELIMITED FIELDS TERMINATED BY ',' STORED AS TEXTFILE;--商品粒度相关特征</text:p>
      <text:p text:style-name="P1">create table item_store_feature( date STRING,item_id STRING,store_code STRING,cate_id STRING,cate_level_id STRING,brand_id STRING,supplier_id STRING,pv_ipv Double,pv_uv Double,cart_ipv Double,cart_uv Double,collect_uv Double,num_gmv Double,amt_gmv Double,qty_gmv Double,unum_gmv Double,amt_alipay Double,num_alipay Double,qty_alipay Double,unum_alipay Double,ztc_pv_ipv Double,tbk_pv_ipv Double,ss_pv_ipv Double,jhs_pv_ipv Double,ztc_pv_uv Double,tbk_pv_uv Double,ss_pv_uv Double,jhs_pv_uv Double,num_alipay_njhs Double,amt_alipay_njhs Double,qty_alipay_njhs Double,unum_alipay_njhs Double)ROW FORMAT DELIMITED FIELDS TERMINATED BY ',' STORED AS TEXTFILE;--商品和分仓区域粒度相关特征</text:p>
      <text:h text:style-name="P4" text:outline-level="1"><text:bookmark-start text:name="__RefHeading__438_1888041674"/>三、把本地数据导入和数据库表格中<text:bookmark-end text:name="__RefHeading__438_1888041674"/></text:h>
      <text:p text:style-name="P1">load data local inpath '/home/hadoop/Desktop/天池/菜鸟需求预测和分仓规则/config1.csv' overwrite into table config1; </text:p>
      <text:p text:style-name="P1">load data local inpath '/home/hadoop/Desktop/天池/菜鸟需求预测和分仓规则/item_feature1.csv' overwrite into table item_feature; </text:p>
      <text:p text:style-name="P1">load data local inpath '/home/hadoop/Desktop/天池/菜鸟需求预测和分仓规则/item_store_feature1.csv' overwrite into table item_store_feature; </text:p>
      <text:h text:style-name="Heading_20_1" text:outline-level="1"><text:bookmark-start text:name="__RefHeading__440_1888041674"/>四、每个字段的取值范围和分布情况<text:bookmark-end text:name="__RefHeading__440_1888041674"/></text:h>
      <text:p text:style-name="P1">create table count_per_date as select date , count(*) as count <text:s/>from <text:s/>item_feature group by date;--每天的记录数</text:p>
      <text:p text:style-name="P1">select count(*) from item_feature;--数据的记录数</text:p>
      <text:p text:style-name="P1">create table count_per_item_id as select item_id , count(*) as count <text:s/>from <text:s/>item_feature group by item_id;</text:p>
      <text:p text:style-name="P1">select count(*) from count_per_item_id;</text:p>
      <text:p text:style-name="P1"></text:p>
      <text:p text:style-name="P1">create table count_per_cate_id as select cate_id , count(*) as count <text:s/>from <text:s/>item_feature group by cate_id;</text:p>
      <text:p text:style-name="P1">select count(*) from count_per_cate_id;</text:p>
      <text:p text:style-name="P1"></text:p>
      <text:p text:style-name="P1">create table count_per_cate_level_id as select cate_level_id , count(*) as count <text:s/>from <text:s/>item_feature group by cate_level_id;</text:p>
      <text:p text:style-name="P1">select count(*) from count_per_cate_level_id;</text:p>
      <text:p text:style-name="P1"></text:p>
      <text:p text:style-name="P1"><text:soft-page-break/>create table count_per_brand_id as select brand_id , count(*) as count <text:s/>from <text:s/>item_feature group by brand_id;</text:p>
      <text:p text:style-name="P1">select count(*) from count_per_brand_id;</text:p>
      <text:p text:style-name="P1"></text:p>
      <text:p text:style-name="P1">create table count_per_supplier_id as select supplier_id , count(*) as count <text:s/>from <text:s/>item_feature group by supplier_id;</text:p>
      <text:p text:style-name="P1">select count(*) from count_per_supplier_id;</text:p>
      <text:p text:style-name="P1"></text:p>
      <text:p text:style-name="P1">hive -e "select date,item_id,cate_id,cate_level_id,brand_id,supplier_id,amt_alipay_njhs,qty_alipay_njhs <text:s/>from item_feature " &gt;&gt;/home/hadoop/Desktop/天池/菜鸟需求预测和分仓规则/p1_20160408/item_feature_item_id.csv –导出数据</text:p>
      <text:p text:style-name="P1"/>
      <text:p text:style-name="P1">create table qty_count_amt_per_item_id as select item_id,min(cate_id) as cate_id,min(cate_level_id) as cate_level_id,min(brand_id) as brand_id,sum(qty_alipay_njhs) as qty_alipay_njhs_count,sum(amt_alipay_njhs) as amt_alipay_njhs_sum from item_feature group by item_id;</text:p>
      <text:p text:style-name="P1"/>
      <text:p text:style-name="P1">select * from qty_count_amt_per_item_id limit 20;</text:p>
      <text:p text:style-name="P1"></text:p>
      <text:p text:style-name="P1">select * from qty_count_amt_per_item_id <text:s/>order by amt_alipay_njhs_sum limit 20;</text:p>
      <text:p text:style-name="P1"></text:p>
      <text:p text:style-name="P1">select * from qty_count_amt_per_item_id <text:s/>order by qty_alipay_njhs_count limit 20;</text:p>
      <text:h text:style-name="Heading_20_1" text:outline-level="1"><text:bookmark-start text:name="__RefHeading__442_1888041674"/>五、config表格的处理和分析<text:bookmark-end text:name="__RefHeading__442_1888041674"/></text:h>
      <text:p text:style-name="P1"/>
      <text:p text:style-name="P1">create table config2 as select item_id,store_code,cast(split(a_b,'_')[0] as double) as fill_less,cast(split(a_b,'_')[1] as double) as fill_more from config; --补多补少值拆开</text:p>
      <text:p text:style-name="P1">create table config3 as select item_id,store_code,fill_less,fill_more,(fill_less-fill_more) as difference, </text:p>
      <text:p text:style-name="P1">case </text:p>
      <text:p text:style-name="P1">when <text:s/>fill_less&gt;fill_more then (fill_less-fill_more)/fill_more</text:p>
      <text:p text:style-name="P1">when <text:s/>fill_less&lt;fill_more then (fill_more-fill_less)/fill_less</text:p>
      <text:p text:style-name="P1">else 0</text:p>
      <text:p text:style-name="P1">end as difference_percent from config2; <text:s/>--得到拆多拆少值之差和差与最小值的倍数</text:p>
      <text:p text:style-name="P1">select * from config3 limit 20;</text:p>
      <text:p text:style-name="P1">select count(*) from config3;</text:p>
      <text:p text:style-name="P1"><text:soft-page-break/>create table config_all as select * from <text:s/>config3 where store_code="all";</text:p>
      <text:p text:style-name="P1">create table config_1 as select * from <text:s/>config3 where store_code="1";</text:p>
      <text:p text:style-name="P1">create table config_2 as select * from <text:s/>config3 where store_code="2";</text:p>
      <text:p text:style-name="P1">create table config_3 as select * from <text:s/>config3 where store_code="3";</text:p>
      <text:p text:style-name="P1">create table config_4 as select * from <text:s/>config3 where store_code="4";</text:p>
      <text:p text:style-name="P1">create table config_5 as select * from <text:s/>config3 where store_code="5";</text:p>
      <text:p text:style-name="P1"></text:p>
      <text:p text:style-name="P1">select percentile_approx(fill_less,array(0.1,0.2,0.3,0.4,0.5,0.6,0.7,0.8,0.9,0.99)) from config3;</text:p>
      <text:p text:style-name="P1"></text:p>
      <text:p text:style-name="P1">select percentile_approx(fill_more,array(0.1,0.2,0.3,0.4,0.5,0.6,0.7,0.8,0.9,0.99)) from config3;</text:p>
      <text:p text:style-name="P1"></text:p>
      <text:p text:style-name="P1">select histogram_numeric(fill_more,100) from config3;</text:p>
      <text:p text:style-name="P1"></text:p>
      <text:p text:style-name="P1"></text:p>
      <text:p text:style-name="P1">select explode(histogram_numeric(fill_more,100)) from config3;</text:p>
      <text:p text:style-name="P1"></text:p>
      <text:p text:style-name="P1"/>
      <text:p text:style-name="P1">select explode(histogram_numeric(fill_more,100)) from config_all;</text:p>
      <text:p text:style-name="P1">select explode(histogram_numeric(fill_more,100)) from config_1;</text:p>
      <text:p text:style-name="P1"/>
      <text:h text:style-name="Heading_20_1" text:outline-level="1"><text:bookmark-start text:name="__RefHeading__444_1888041674"/>六、数据预处理（异常值处理）<text:bookmark-end text:name="__RefHeading__444_1888041674"/></text:h>
      <text:h text:style-name="Heading_20_2" text:outline-level="2">6.1、所有数据的异常值分析</text:h>
      <text:p text:style-name="P1">create table item_feature_pre_var_avg as select item_id, sum(qty_alipay_njhs) as qty_alipay_njhs_count,sum(amt_alipay_njhs) as amt_alipay_njhs_sum,avg(amt_alipay_njhs) as amt_alipay_njhs_avg,var_pop(amt_alipay_njhs) as amt_alipay_njhs_var_pop from item_feature group by item_id;--数据价格的方差</text:p>
      <text:p text:style-name="P1"></text:p>
      <text:p text:style-name="P1">create table item_feature_pre_var_avg2 as select item_id, sum(qty_alipay_njhs) as qty_alipay_njhs_count,sum(amt_alipay_njhs) as amt_alipay_njhs_sum,avg(qty_alipay_njhs) as amt_alipay_njhs_avg,var_pop(qty_alipay_njhs) as amt_alipay_njhs_var_pop ,stddev_pop(qty_alipay_njhs) as amt_alipay_njhs_stddev_pop from item_feature group by item_id;--数据数量的方差</text:p>
      <text:p text:style-name="P1"></text:p>
      <text:p text:style-name="P1">select * from item_feature_pre_var_avg2 limit 20;</text:p>
      <text:p text:style-name="P1"><text:soft-page-break/></text:p>
      <text:p text:style-name="P1">select date,item_id,cate_id,cate_level_id,brand_id,supplier_id,amt_alipay_njhs,qty_alipay_njhs from item_feature where item_id="10325" order by date;</text:p>
      <text:p text:style-name="P1"></text:p>
      <text:p text:style-name="P1">select item_id,date,qty_alipay_njhs from item_feature where item_id="100015" and qty_alipay_njhs&gt;1;</text:p>
      <text:p text:style-name="P1"></text:p>
      <text:p text:style-name="P1">select item_id,date,qty_alipay_njhs from item_feature where item_id="101615" and qty_alipay_njhs&gt;120 order by date;</text:p>
      <text:p text:style-name="P1"></text:p>
      <text:p text:style-name="P1">select item_id,date,qty_alipay_njhs from item_feature where item_id="101615" <text:s/>order by date;</text:p>
      <text:p text:style-name="P1"></text:p>
      <text:p text:style-name="P1">create table item_more_than_2stddev as select c.item_id,count(*) as count from (select b.item_id <text:s/>from item_feature_pre_var_avg2 a join <text:s/>item_feature b on a.item_id=b.item_id where b.qty_alipay_njhs&gt;2*a.amt_alipay_njhs_stddev_pop) c group by c.item_id ; --数据项中支付件数大于标准差两倍的数据项有多少(也就是支付件数的异常值）</text:p>
      <text:p text:style-name="P1"></text:p>
      <text:p text:style-name="P1">select * from item_more_than_2stddev limit 20;</text:p>
      <text:p text:style-name="P1"></text:p>
      <text:p text:style-name="P1">select count(*) from item_more_than_2stddev where count&gt;3;--支付件数的异常值大于3的记录数量</text:p>
      <text:p text:style-name="P1"></text:p>
      <text:p text:style-name="P1">select * from item_more_than_2stddev limit 20;</text:p>
      <text:p text:style-name="P1"></text:p>
      <text:p text:style-name="P1">create table count_per_item_more_than_2stddev as select count ,count(*) as count_per_count from item_more_than_2stddev group by count;----每个支付件数异常值大于3的记录数量的数量</text:p>
      <text:p text:style-name="P1"></text:p>
      <text:p text:style-name="P1">select * from count_per_item_more_than_2stddev;</text:p>
      <text:p text:style-name="P1"></text:p>
      <text:p text:style-name="P1">--item_id="103184"的商品</text:p>
      <text:p text:style-name="P1">select * from item_feature_pre_var_avg2 where item_id="103184";</text:p>
      <text:p text:style-name="P1">select date,item_id,cate_id,cate_level_id,brand_id,supplier_id,amt_alipay_njhs,qty_alipay_njhs from item_feature where item_id="103184" order by date;</text:p>
      <text:p text:style-name="P1"></text:p>
      <text:p text:style-name="P1"></text:p>
      <text:p text:style-name="P1">select item_id,date,qty_alipay_njhs from item_feature where item_id="103184" and qty_alipay_njhs&gt;18 order by date;</text:p>
      <text:p text:style-name="P1"><text:soft-page-break/></text:p>
      <text:p text:style-name="P1">--异常值有156个item_id为5141的分析</text:p>
      <text:p text:style-name="P1">select * from item_more_than_2stddev where count=156;</text:p>
      <text:p text:style-name="P1">--item_id="5141"的商品</text:p>
      <text:p text:style-name="P1"></text:p>
      <text:p text:style-name="P1">select * from item_feature_pre_var_avg2 where item_id="5141";</text:p>
      <text:p text:style-name="P1"></text:p>
      <text:p text:style-name="P1">select date,item_id,cate_id,cate_level_id,brand_id,supplier_id,amt_alipay_njhs,qty_alipay_njhs from item_feature where item_id="5141" order by date;</text:p>
      <text:p text:style-name="P1"></text:p>
      <text:p text:style-name="P1">select item_id,date,qty_alipay_njhs from item_feature where item_id="5141" and qty_alipay_njhs&gt;12 order by date;</text:p>
      <text:p text:style-name="P1"></text:p>
      <text:p text:style-name="P1">--异常值分析2</text:p>
      <text:p text:style-name="P1">create table item_more_than_2stddev2 as select c.item_id,count(*) as count from (select b.item_id <text:s/>from item_feature_pre_var_avg2 a join <text:s/>item_feature b on a.item_id=b.item_id where b.qty_alipay_njhs&gt;amt_alipay_njhs_avg+2*a.amt_alipay_njhs_stddev_pop) c group by c.item_id ; --数据项中支付件数大于标准差两倍的数据项有多少(也就是支付件数的异常值）</text:p>
      <text:p text:style-name="P1"></text:p>
      <text:p text:style-name="P1">select * from item_more_than_2stddev2 limit 20;</text:p>
      <text:p text:style-name="P1"></text:p>
      <text:p text:style-name="P1">select count(*) from item_more_than_2stddev2 where count&gt;3;--支付件数的异常值大于3的记录数量</text:p>
      <text:p text:style-name="P1"></text:p>
      <text:p text:style-name="P1"></text:p>
      <text:p text:style-name="P1">create table count_per_item_more_than_2stddev2 as select count ,count(*) as count_per_count from item_more_than_2stddev2 group by count;----每个支付件数异常值大于3的记录数量的数量</text:p>
      <text:p text:style-name="P1"></text:p>
      <text:p text:style-name="P1">select * from count_per_item_more_than_2stddev2;</text:p>
      <text:p text:style-name="P1"></text:p>
      <text:p text:style-name="P1">--异常值有53个item_id为5141的分析</text:p>
      <text:p text:style-name="P1">select * from item_more_than_2stddev where count=53;</text:p>
      <text:p text:style-name="P1"></text:p>
      <text:p text:style-name="P1">--item_id="103184"的商品</text:p>
      <text:p text:style-name="P1">select * from item_feature_pre_var_avg2 where item_id="103184";</text:p>
      <text:p text:style-name="P1">select date,item_id,cate_id,cate_level_id,brand_id,supplier_id,amt_alipay_njhs,qty_alipay_njhs from <text:soft-page-break/>item_feature where item_id="103184" order by date;</text:p>
      <text:p text:style-name="P1"></text:p>
      <text:p text:style-name="P1"></text:p>
      <text:p text:style-name="P1">select item_id,date,qty_alipay_njhs from item_feature where item_id="103184" and qty_alipay_njhs&gt;18 order by date;</text:p>
      <text:p text:style-name="P1"></text:p>
      <text:p text:style-name="P1">--异常值有53个item_id为25455的分析</text:p>
      <text:p text:style-name="P1">select * from item_more_than_2stddev2 where count=53;</text:p>
      <text:p text:style-name="P1">--item_id="25455"的商品的异常值分析</text:p>
      <text:p text:style-name="P1"></text:p>
      <text:p text:style-name="P1">select * from item_feature_pre_var_avg2 where item_id="25455";</text:p>
      <text:p text:style-name="P1"></text:p>
      <text:p text:style-name="P1">select date,item_id,cate_id,cate_level_id,brand_id,supplier_id,amt_alipay_njhs,qty_alipay_njhs from item_feature where item_id="25455" order by date;</text:p>
      <text:p text:style-name="P1"></text:p>
      <text:p text:style-name="P1">select item_id,date,qty_alipay_njhs from item_feature where item_id="25455" and qty_alipay_njhs&gt;1 order by date;</text:p>
      <text:p text:style-name="P1"></text:p>
      <text:p text:style-name="P1">--异常值范围分析 </text:p>
      <text:p text:style-name="P1">--异常值数量在大于19的item分析</text:p>
      <text:p text:style-name="P1">create table item_count_more_than_19 as select * from item_more_than_2stddev2 where count&gt;18;</text:p>
      <text:p text:style-name="P1"></text:p>
      <text:p text:style-name="P1">select * from item_count_more_than_19 order by count;</text:p>
      <text:p text:style-name="P1"></text:p>
      <text:p text:style-name="P1">select count(*) from item_count_more_than_19; --异常值多于19的item有70个</text:p>
      <text:p text:style-name="P1"></text:p>
      <text:p text:style-name="P1">create table item_count_more_than_19_info as select a.item_id,a.count, qty_alipay_njhs_count,amt_alipay_njhs_sum, amt_alipay_njhs_avg, amt_alipay_njhs_var_pop, amt_alipay_njhs_stddev_pop from item_count_more_than_19 a join item_feature_pre_var_avg2 b on a.item_id=b.item_id;--异常值多于19的item的详细信息</text:p>
      <text:p text:style-name="P1"></text:p>
      <text:p text:style-name="P1">select * from item_count_more_than_19_info order by count;</text:p>
      <text:p text:style-name="P1"></text:p>
      <text:p text:style-name="P1"></text:p>
      <text:p text:style-name="P1">--异常值有31个item_id为146679的分析</text:p>
      <text:p text:style-name="P1"><text:soft-page-break/>select * from item_more_than_2stddev2 where count=31;</text:p>
      <text:p text:style-name="P1">--item_id="25455"的商品的异常值分析</text:p>
      <text:p text:style-name="P1"></text:p>
      <text:p text:style-name="P1">select * from item_feature_pre_var_avg2 where item_id="146679";</text:p>
      <text:p text:style-name="P1"></text:p>
      <text:p text:style-name="P1">select date,item_id,cate_id,cate_level_id,brand_id,supplier_id,amt_alipay_njhs,qty_alipay_njhs from item_feature where item_id="146679" order by date;</text:p>
      <text:p text:style-name="P1"></text:p>
      <text:p text:style-name="P1">select item_id,date,qty_alipay_njhs from item_feature where item_id="146679" and qty_alipay_njhs&gt;90 order by date;</text:p>
      <text:p text:style-name="P1"></text:p>
      <text:p text:style-name="P1">--异常值分析3(去除方差加均值和小于1的情况）</text:p>
      <text:p text:style-name="P1">create table item_more_than_2stddev3 as select c.item_id,count(*) as count from (select b.item_id <text:s/>from item_feature_pre_var_avg2 a join <text:s/>item_feature b on a.item_id=b.item_id where b.qty_alipay_njhs&gt;ceil(amt_alipay_njhs_avg+2*a.amt_alipay_njhs_stddev_pop)) c group by c.item_id ; --数据项中支付件数大于标准差两倍的数据项有多少(也就是支付件数的异常值）</text:p>
      <text:p text:style-name="P1"></text:p>
      <text:p text:style-name="P1">select * from item_more_than_2stddev3 limit 20;</text:p>
      <text:p text:style-name="P1"></text:p>
      <text:p text:style-name="P1">select count(*) from item_more_than_2stddev3 where count&gt;3;--支付件数的异常值大于3的记录数量</text:p>
      <text:p text:style-name="P1"></text:p>
      <text:p text:style-name="P1"></text:p>
      <text:p text:style-name="P1">create table count_per_item_more_than_2stddev3 as select count ,count(*) as count_per_count from item_more_than_2stddev3 group by count;----每个支付件数异常值大于3的记录数量的数量</text:p>
      <text:p text:style-name="P1"></text:p>
      <text:p text:style-name="P1">select * from count_per_item_more_than_2stddev3;</text:p>
      <text:p text:style-name="P1"></text:p>
      <text:p text:style-name="P1">--异常值有30个item_id为146679的分析</text:p>
      <text:p text:style-name="P1">select * from item_more_than_2stddev3 where count=30;</text:p>
      <text:p text:style-name="P1"></text:p>
      <text:p text:style-name="P1">--item_id="146679"的商品</text:p>
      <text:p text:style-name="P1">select * from item_feature_pre_var_avg2 where item_id="146679";</text:p>
      <text:p text:style-name="P1">select date,item_id,cate_id,cate_level_id,brand_id,supplier_id,amt_alipay_njhs,qty_alipay_njhs from item_feature where item_id="146679" order by date;</text:p>
      <text:p text:style-name="P1"></text:p>
      <text:p text:style-name="P1"><text:soft-page-break/></text:p>
      <text:p text:style-name="P1">select item_id,date,qty_alipay_njhs from item_feature where item_id="146679" and qty_alipay_njhs&gt;18 order by date;</text:p>
      <text:p text:style-name="P1"></text:p>
      <text:p text:style-name="P1"></text:p>
      <text:p text:style-name="P1"></text:p>
      <text:p text:style-name="P1"></text:p>
      <text:p text:style-name="P1">select date,item_id,cate_id,cate_level_id,brand_id,supplier_id,amt_alipay_njhs,qty_alipay_njhs from item_feature where item_id="146679" order by date;</text:p>
      <text:p text:style-name="P1"></text:p>
      <text:p text:style-name="P1">select item_id,date,qty_alipay_njhs from item_feature where item_id="146679" and qty_alipay_njhs&gt;1 order by date;</text:p>
      <text:p text:style-name="P1"></text:p>
      <text:p text:style-name="P1"></text:p>
      <text:p text:style-name="P1">--异常值分析3(分析12月以来异常值的情况）</text:p>
      <text:p text:style-name="P1">create table item_more_than_2stddev4 as select c.item_id,count(*) as count from (select b.item_id <text:s/>from item_feature_pre_var_avg2 a join <text:s/>item_feature b on a.item_id=b.item_id where b.qty_alipay_njhs&gt;ceil(amt_alipay_njhs_avg+2*a.amt_alipay_njhs_stddev_pop) and date&gt;"20151200") <text:s/>c group by c.item_id ; --数据项中支付件数大于标准差两倍的数据项有多少(也就是支付件数的异常值）</text:p>
      <text:p text:style-name="P1"></text:p>
      <text:p text:style-name="P1">select * from item_more_than_2stddev4 limit 20;</text:p>
      <text:p text:style-name="P1"></text:p>
      <text:p text:style-name="P1">select count(*) from item_more_than_2stddev4 where count&gt;1;--支付件数的异常值大于3的记录数量</text:p>
      <text:p text:style-name="P1"></text:p>
      <text:p text:style-name="P1"></text:p>
      <text:p text:style-name="P1">create table count_per_item_more_than_2stddev4 as select count ,count(*) as count_per_count from item_more_than_2stddev4 group by count;----每个支付件数异常值大于3的记录数量的数量</text:p>
      <text:p text:style-name="P1"></text:p>
      <text:p text:style-name="P1">select * from count_per_item_more_than_2stddev4;</text:p>
      <text:p text:style-name="P1"></text:p>
      <text:p text:style-name="P1">--异常值有12个item_id为9574的分析</text:p>
      <text:p text:style-name="P1">select * from item_more_than_2stddev4 where count=12;</text:p>
      <text:p text:style-name="P1"></text:p>
      <text:p text:style-name="P1">--item_id="9574"的商品</text:p>
      <text:p text:style-name="P1">select * from item_feature_pre_var_avg2 where item_id="9574";</text:p>
      <text:p text:style-name="P1"><text:soft-page-break/>select date,item_id,cate_id,cate_level_id,brand_id,supplier_id,amt_alipay_njhs,qty_alipay_njhs from item_feature where item_id="9574" order by date;</text:p>
      <text:p text:style-name="P1"></text:p>
      <text:p text:style-name="P1"></text:p>
      <text:p text:style-name="P1">select item_id,date,qty_alipay_njhs from item_feature where item_id="9574" and qty_alipay_njhs&gt;18 order by date;</text:p>
      <text:p text:style-name="P1"></text:p>
      <text:p text:style-name="P1"></text:p>
      <text:p text:style-name="P1"></text:p>
      <text:p text:style-name="P1"></text:p>
      <text:p text:style-name="P1">select date,item_id,cate_id,cate_level_id,brand_id,supplier_id,amt_alipay_njhs,qty_alipay_njhs from item_feature where item_id="146679" order by date;</text:p>
      <text:p text:style-name="P1"></text:p>
      <text:p text:style-name="P1">select item_id,date,qty_alipay_njhs from item_feature where item_id="146679" and qty_alipay_njhs&gt;1 order by date;</text:p>
      <text:p text:style-name="P1"></text:p>
      <text:p text:style-name="P1">--异常值范围分析 (1,2-4,more than 4)</text:p>
      <text:p text:style-name="P1">--异常值数量在大于4的item分析</text:p>
      <text:p text:style-name="P1">create table item_count4_more_than_4 as select * from item_more_than_2stddev4 where count&gt;4;</text:p>
      <text:p text:style-name="P1"></text:p>
      <text:p text:style-name="P1">select * from item_count4_more_than_4 order by count;</text:p>
      <text:p text:style-name="P1"></text:p>
      <text:p text:style-name="P1">select count(*) from item_count4_more_than_4; --异常值多于4的item有15个</text:p>
      <text:p text:style-name="P1"></text:p>
      <text:p text:style-name="P1">create table item_count4_more_than_4_info as select a.item_id,a.count, qty_alipay_njhs_count,amt_alipay_njhs_sum, amt_alipay_njhs_avg, amt_alipay_njhs_var_pop, amt_alipay_njhs_stddev_pop from item_count4_more_than_4 a join item_feature_pre_var_avg2 b on a.item_id=b.item_id;--异常值多于5的item的详细信息</text:p>
      <text:p text:style-name="P1"></text:p>
      <text:p text:style-name="P1">select * from item_count4_more_than_4_info order by count;</text:p>
      <text:p text:style-name="P1"></text:p>
      <text:p text:style-name="P1"></text:p>
      <text:p text:style-name="P1">--异常值有5个item_id为91007的分析</text:p>
      <text:p text:style-name="P1">select date,item_id,cate_id,cate_level_id,brand_id,supplier_id,amt_alipay_njhs,qty_alipay_njhs from item_feature where item_id="91007" order by date;</text:p>
      <text:p text:style-name="P1"></text:p>
      <text:p text:style-name="P1"><text:soft-page-break/>--异常值有5个item_id为121232的分析</text:p>
      <text:p text:style-name="P1">select date,item_id,cate_id,cate_level_id,brand_id,supplier_id,amt_alipay_njhs,qty_alipay_njhs from item_feature where item_id="121232" order by date;</text:p>
      <text:p text:style-name="P1"></text:p>
      <text:p text:style-name="P1">--异常值有6个item_id为99904的分析</text:p>
      <text:p text:style-name="P1">select date,item_id,cate_id,cate_level_id,brand_id,supplier_id,amt_alipay_njhs,qty_alipay_njhs from item_feature where item_id="99904" order by date;</text:p>
      <text:p text:style-name="P1"></text:p>
      <text:p text:style-name="P1">--异常值有8个item_id为78476的分析</text:p>
      <text:p text:style-name="P1">select date,item_id,cate_id,cate_level_id,brand_id,supplier_id,amt_alipay_njhs,qty_alipay_njhs from item_feature where item_id="78476" order by date;</text:p>
      <text:p text:style-name="P1"></text:p>
      <text:p text:style-name="P1">--异常值数量在大于4的item分析</text:p>
      <text:p text:style-name="P1">create table item_count4_more_than_4 as select * from item_more_than_2stddev4 where count&gt;4;</text:p>
      <text:p text:style-name="P1"></text:p>
      <text:p text:style-name="P1">select * from item_count4_more_than_4 order by count;</text:p>
      <text:p text:style-name="P1"></text:p>
      <text:p text:style-name="P1">select count(*) from item_count4_more_than_4; --异常值多于4的item有15个</text:p>
      <text:p text:style-name="P1"></text:p>
      <text:p text:style-name="P1">create table item_count4_more_than_4_info as select a.item_id,a.count, qty_alipay_njhs_count,amt_alipay_njhs_sum, amt_alipay_njhs_avg, amt_alipay_njhs_var_pop, amt_alipay_njhs_stddev_pop from item_count4_more_than_4 a join item_feature_pre_var_avg2 b on a.item_id=b.item_id;--异常值多于5的item的详细信息</text:p>
      <text:p text:style-name="P1"></text:p>
      <text:p text:style-name="P1">select * from item_count4_more_than_4_info order by count;</text:p>
      <text:p text:style-name="P1"></text:p>
      <text:p text:style-name="P1"></text:p>
      <text:p text:style-name="P1">--异常值有5个item_id为91007的分析</text:p>
      <text:p text:style-name="P1">select date,item_id,cate_id,cate_level_id,brand_id,supplier_id,amt_alipay_njhs,qty_alipay_njhs from item_feature where item_id="91007" order by date;</text:p>
      <text:p text:style-name="P1"></text:p>
      <text:p text:style-name="P1">--异常值有5个item_id为121232的分析</text:p>
      <text:p text:style-name="P1">select date,item_id,cate_id,cate_level_id,brand_id,supplier_id,amt_alipay_njhs,qty_alipay_njhs from item_feature where item_id="121232" order by date;</text:p>
      <text:p text:style-name="P1"></text:p>
      <text:p text:style-name="P1"><text:soft-page-break/>--异常值有6个item_id为99904的分析</text:p>
      <text:p text:style-name="P1">select date,item_id,cate_id,cate_level_id,brand_id,supplier_id,amt_alipay_njhs,qty_alipay_njhs from item_feature where item_id="99904" order by date;</text:p>
      <text:p text:style-name="P1"></text:p>
      <text:p text:style-name="P1">--异常值有8个item_id为78476的分析</text:p>
      <text:p text:style-name="P1">select date,item_id,cate_id,cate_level_id,brand_id,supplier_id,amt_alipay_njhs,qty_alipay_njhs from item_feature where item_id="78476" order by date;</text:p>
      <text:p text:style-name="P1"></text:p>
      <text:p text:style-name="P1"></text:p>
      <text:p text:style-name="P1">select item_id,date,qty_alipay_njhs from item_feature where item_id="146679" and qty_alipay_njhs&gt;90 order by date;</text:p>
      <text:p text:style-name="P1"/>
      <text:h text:style-name="Heading_20_2" text:outline-level="2">6.2、最后一个月的异常值分析</text:h>
      <text:p text:style-name="P1"></text:p>
      <text:p text:style-name="P1">--最后4周情况分析</text:p>
      <text:p text:style-name="P1">create table item_feature_2015_last_4week as select * from item_feature where date &gt;"20151128"; --最后四周的item的情况</text:p>
      <text:p text:style-name="P1"></text:p>
      <text:p text:style-name="P1">select * from item_feature_2015_last_4week limit 20;</text:p>
      <text:p text:style-name="P1"></text:p>
      <text:p text:style-name="P1">create table item_feature_2015_last_4week_pre_var_avg2 as select item_id, sum(qty_alipay_njhs) as qty_alipay_njhs_count,sum(amt_alipay_njhs) as amt_alipay_njhs_sum,avg(qty_alipay_njhs) as amt_alipay_njhs_avg,var_pop(qty_alipay_njhs) as amt_alipay_njhs_var_pop ,stddev_pop(qty_alipay_njhs) as amt_alipay_njhs_stddev_pop from item_feature_2015_last_4week group by item_id;</text:p>
      <text:p text:style-name="P1"></text:p>
      <text:p text:style-name="P1">select * from item_feature_2015_last_4week_pre_var_avg2 limit 50;</text:p>
      <text:p text:style-name="P1"></text:p>
      <text:p text:style-name="P1">create table item_feature_2015_last_4week_more_than_2stddev as select c.item_id,count(*) as count from (select b.item_id <text:s/>from item_feature_2015_last_4week_pre_var_avg2 a join <text:s/>item_feature_2015_last_4week b on a.item_id=b.item_id where b.qty_alipay_njhs&gt;ceil(amt_alipay_njhs_avg+2*a.amt_alipay_njhs_stddev_pop)) c group by c.item_id ;</text:p>
      <text:p text:style-name="P1"></text:p>
      <text:p text:style-name="P1">create table item_feature_2015_last_4week_del as select * from item_feature_2015_last_4week where date&lt;&gt;"20151212";</text:p>
      <text:h text:style-name="Heading_20_1" text:outline-level="1"><text:bookmark-start text:name="__RefHeading__446_1888041674"/><text:soft-page-break/>七、以最后两周的数据作为预测数据<text:bookmark-end text:name="__RefHeading__446_1888041674"/></text:h>
      <text:h text:style-name="Heading_20_2" text:outline-level="2"><text:bookmark-start text:name="__RefHeading__448_1888041674"/>7.1全国仓库的处理<text:bookmark-end text:name="__RefHeading__448_1888041674"/></text:h>
      <text:p text:style-name="P1">create table item_feature_2015_last_2week as select * from item_feature where date &gt;"20151213"; --最后两周的item的情况</text:p>
      <text:p text:style-name="P1"></text:p>
      <text:p text:style-name="P1">select count(*) from item_feature_2015_last_2week;</text:p>
      <text:p text:style-name="P1"></text:p>
      <text:p text:style-name="P1">select * from item_feature_2015_last_2week order by item_id limit 50;</text:p>
      <text:p text:style-name="P1"></text:p>
      <text:p text:style-name="P1">create table <text:s/>item_amt_2015_last_2week <text:s/>as select item_id ,"all" as store_code,sum(qty_alipay_njhs) as target from item_feature_2015_last_2week group by item_id;</text:p>
      <text:p text:style-name="P1"></text:p>
      <text:p text:style-name="P1">describe <text:s/>item_amt_2015_last_2week;</text:p>
      <text:p text:style-name="P1"></text:p>
      <text:p text:style-name="P1">select count(*) from item_amt_2015_last_2week limit 20;</text:p>
      <text:p text:style-name="P1">select * from item_amt_2015_last_2week limit 20;</text:p>
      <text:p text:style-name="P1"></text:p>
      <text:p text:style-name="P1">create table <text:s/>item_amt_2015_last_2week2 <text:s/>as select item_id , _c1 as target from item_amt_2015_last_2week ;</text:p>
      <text:p text:style-name="P1"></text:p>
      <text:p text:style-name="P1">create table item_feature_pre_var_avg2_2015_last_2week as select item_id, sum(qty_alipay_njhs) as qty_alipay_njhs_count,sum(amt_alipay_njhs) as amt_alipay_njhs_sum,avg(qty_alipay_njhs) as amt_alipay_njhs_avg,var_pop(qty_alipay_njhs) as amt_alipay_njhs_var_pop ,stddev_pop(qty_alipay_njhs) as amt_alipay_njhs_stddev_pop from item_feature_2015_last_2week group by item_id;--数据数量的方差</text:p>
      <text:p text:style-name="P1"></text:p>
      <text:p text:style-name="P1">select count(*) from item_feature_pre_var_avg2_2015_last_2week;</text:p>
      <text:p text:style-name="P1"></text:p>
      <text:p text:style-name="P1">select * from item_feature_pre_var_avg2_2015_last_2week <text:s/>limit 50;</text:p>
      <text:p text:style-name="P1"></text:p>
      <text:p text:style-name="P1">--导出数据</text:p>
      <text:p text:style-name="P1">hive -e "select * from cainiao1.item_amt_2015_last_2week;" &gt;&gt;/home/hadoop/Desktop/天池/菜鸟需求预测和分仓规则/p1_20160408/item_amt_2015_last_2week.csv</text:p>
      <text:p text:style-name="P1"></text:p>
      <text:p text:style-name="P1"><text:soft-page-break/>hive -e "select * from cainiao1.item_store1_2015_last_2week_amt_2015_last_2week;" &gt;&gt;/home/hadoop/Desktop/天池/菜鸟需求预测和分仓规则/p1_20160408/item_store1_2015_last_2week_amt_2015_last_2week.csv</text:p>
      <text:p text:style-name="P1"></text:p>
      <text:p text:style-name="P1">hive -e "select * from cainiao1.item_store1_2015_last_2week_amt_2015_last_2week;" &gt;&gt;/home/hadoop/Desktop/天池/菜鸟需求预测和分仓规则/p1_20160408/item_store1_2015_last_2week_amt_2015_last_2week.csv</text:p>
      <text:p text:style-name="P1"></text:p>
      <text:p text:style-name="P1">hive -e "select * from cainiao1.item_store2_2015_last_2week_amt_2015_last_2week;" &gt;&gt;/home/hadoop/Desktop/天池/菜鸟需求预测和分仓规则/p1_20160408/item_store2_2015_last_2week_amt_2015_last_2week.csv</text:p>
      <text:p text:style-name="P1"></text:p>
      <text:p text:style-name="P1">hive -e "select * from cainiao1.item_store3_2015_last_2week_amt_2015_last_2week;" &gt;&gt;/home/hadoop/Desktop/天池/菜鸟需求预测和分仓规则/p1_20160408/item_store3_2015_last_2week_amt_2015_last_2week.csv</text:p>
      <text:p text:style-name="P1"></text:p>
      <text:p text:style-name="P1">hive -e "select * from cainiao1.item_store4_2015_last_2week_amt_2015_last_2week;" &gt;&gt;/home/hadoop/Desktop/天池/菜鸟需求预测和分仓规则/p1_20160408/item_store4_2015_last_2week_amt_2015_last_2week.csv</text:p>
      <text:p text:style-name="P1"></text:p>
      <text:p text:style-name="P1">hive -e "select * from cainiao1.item_store5_2015_last_2week_amt_2015_last_2week;" &gt;&gt;/home/hadoop/Desktop/天池/菜鸟需求预测和分仓规则/p1_20160408/item_store5_2015_last_2week_amt_2015_last_2week.csv</text:p>
      <text:p text:style-name="P1"></text:p>
      <text:p text:style-name="P1">--linuxe命令，合并文件 </text:p>
      <text:p text:style-name="P1">cat item_amt_2015_last_2week.csv item_store1_2015_last_2week_amt_2015_last_2week.csv item_store2_2015_last_2week_amt_2015_last_2week.csv item_store3_2015_last_2week_amt_2015_last_2week.csv item_store4_2015_last_2week_amt_2015_last_2week.csv item_store5_2015_last_2week_amt_2015_last_2week.csv &gt;&gt;predict.csv</text:p>
      <text:p text:style-name="P1"/>
      <text:h text:style-name="Heading_20_2" text:outline-level="2"><text:bookmark-start text:name="__RefHeading__453_1888041674"/>7.2、仓库1-仓库5的数据的处理<text:bookmark-end text:name="__RefHeading__453_1888041674"/></text:h>
      <text:p text:style-name="P1"/>
      <text:p text:style-name="P1">create table item_store1_feature_2015_last_2week as select * from item_store_feature where date &gt;"20151213" and store_code="1"; --最后两周的item的情况</text:p>
      <text:p text:style-name="P1"></text:p>
      <text:p text:style-name="P1">select count(*) from item_store1_feature_2015_last_2week;</text:p>
      <text:p text:style-name="P1"><text:soft-page-break/></text:p>
      <text:p text:style-name="P1"></text:p>
      <text:p text:style-name="P1">create table <text:s/>item_store1_2015_last_2week_amt_2015_last_2week <text:s/>as select item_id ,"1" as store_code,sum(qty_alipay_njhs) as target from item_store1_feature_2015_last_2week group by item_id;</text:p>
      <text:p text:style-name="P1"></text:p>
      <text:p text:style-name="P1"></text:p>
      <text:p text:style-name="P1">select count(*) from item_store1_2015_last_2week_amt_2015_last_2week;</text:p>
      <text:p text:style-name="P1">select * from item_store1_2015_last_2week_amt_2015_last_2week limit 20;</text:p>
      <text:p text:style-name="P1"/>
      <text:p text:style-name="P1">create table item_store2_feature_2015_last_2week as select * from item_store_feature where date &gt;"20151213" and store_code="2"; --最后两周的item的情况</text:p>
      <text:p text:style-name="P1"></text:p>
      <text:p text:style-name="P1">select count(*) from item_store2_feature_2015_last_2week;</text:p>
      <text:p text:style-name="P1"></text:p>
      <text:p text:style-name="P1"></text:p>
      <text:p text:style-name="P1">create table <text:s/>item_store2_2015_last_2week_amt_2015_last_2week <text:s/>as select item_id ,"2" as store_code,sum(qty_alipay_njhs) as target from item_store2_feature_2015_last_2week group by item_id;</text:p>
      <text:p text:style-name="P1"></text:p>
      <text:p text:style-name="P1"></text:p>
      <text:p text:style-name="P1">select count(*) from item_store2_2015_last_2week_amt_2015_last_2week;</text:p>
      <text:p text:style-name="P1">select * from item_store2_2015_last_2week_amt_2015_last_2week limit 20;</text:p>
      <text:p text:style-name="P1">create table item_store3_feature_2015_last_2week as select * from item_store_feature where date &gt;"20151213" and store_code="3"; --最后两周的item的情况</text:p>
      <text:p text:style-name="P1"></text:p>
      <text:p text:style-name="P1">select count(*) from item_store3_feature_2015_last_2week;</text:p>
      <text:p text:style-name="P1"></text:p>
      <text:p text:style-name="P1"></text:p>
      <text:p text:style-name="P1">create table <text:s/>item_store3_2015_last_2week_amt_2015_last_2week <text:s/>as select item_id ,"3" as store_code,sum(qty_alipay_njhs) as target from item_store3_feature_2015_last_2week group by item_id;</text:p>
      <text:p text:style-name="P1"></text:p>
      <text:p text:style-name="P1"></text:p>
      <text:p text:style-name="P1">select count(*) from item_store3_2015_last_2week_amt_2015_last_2week;</text:p>
      <text:p text:style-name="P1">select * from item_store3_2015_last_2week_amt_2015_last_2week limit 20;</text:p>
      <text:p text:style-name="P1"><text:soft-page-break/></text:p>
      <text:p text:style-name="P1">create table item_store4_feature_2015_last_2week as select * from item_store_feature where date &gt;"20151213" and store_code="4"; --最后两周的item的情况</text:p>
      <text:p text:style-name="P1"></text:p>
      <text:p text:style-name="P1">select count(*) from item_store4_feature_2015_last_2week;</text:p>
      <text:p text:style-name="P1"></text:p>
      <text:p text:style-name="P1"></text:p>
      <text:p text:style-name="P1">create table <text:s/>item_store4_2015_last_2week_amt_2015_last_2week <text:s/>as select item_id ,"4" as store_code,sum(qty_alipay_njhs) as target from item_store4_feature_2015_last_2week group by item_id;</text:p>
      <text:p text:style-name="P1"></text:p>
      <text:p text:style-name="P1"></text:p>
      <text:p text:style-name="P1">select count(*) from item_store4_2015_last_2week_amt_2015_last_2week;</text:p>
      <text:p text:style-name="P1">select * from item_store4_2015_last_2week_amt_2015_last_2week limit 20;</text:p>
      <text:p text:style-name="P1"/>
      <text:p text:style-name="P1">create table item_store5_feature_2015_last_2week as select * from item_store_feature where date &gt;"20151213" and store_code="5"; --最后两周的item的情况</text:p>
      <text:p text:style-name="P1"></text:p>
      <text:p text:style-name="P1">select count(*) from item_store5_feature_2015_last_2week;</text:p>
      <text:p text:style-name="P1"></text:p>
      <text:p text:style-name="P1"></text:p>
      <text:p text:style-name="P1">create table <text:s/>item_store5_2015_last_2week_amt_2015_last_2week <text:s/>as select item_id ,"5" as store_code,sum(qty_alipay_njhs) as target from item_store5_feature_2015_last_2week group by item_id;</text:p>
      <text:p text:style-name="P1"></text:p>
      <text:p text:style-name="P1"></text:p>
      <text:p text:style-name="P1">select count(*) from item_store5_2015_last_2week_amt_2015_last_2week;</text:p>
      <text:p text:style-name="P1">select * from item_store5_2015_last_2week_amt_2015_last_2week limit 20;</text:p>
      <text:p text:style-name="P1"><text:s/></text:p>
      <text:h text:style-name="Heading_20_2" text:outline-level="2">7.3、 最后4个星期的数据做预测</text:h>
      <text:p text:style-name="P1">--结果</text:p>
      <text:p text:style-name="P1">create table item_feature_2015_last_4week2 as select * from item_feature where date &gt;"20151128"; </text:p>
      <text:p text:style-name="P1"></text:p>
      <text:p text:style-name="P1"></text:p>
      <text:p text:style-name="P1"></text:p>
      <text:p text:style-name="P1"><text:soft-page-break/>create table item_feature_2015_last_4week_del2 as select * from item_feature_2015_last_4week where date&lt;&gt;"20151212";</text:p>
      <text:p text:style-name="P1"></text:p>
      <text:p text:style-name="P1">create table <text:s/>item_amt_2015_last_4week <text:s/>as select item_id ,"all" as store_code,sum(qty_alipay_njhs)/2 as target from item_feature_2015_last_4week_del2 group by item_id;</text:p>
      <text:p text:style-name="P1"></text:p>
      <text:p text:style-name="P1"></text:p>
      <text:p text:style-name="P1"></text:p>
      <text:p text:style-name="P1">create table item_store1_feature_2015_last_4week as select * from item_store_feature where date &gt;"20151128" and store_code="1"; </text:p>
      <text:p text:style-name="P1"></text:p>
      <text:p text:style-name="P1">create table item_store1_feature_2015_last_4week_del as select * from item_store1_feature_2015_last_4week where date&lt;&gt;"20151212";</text:p>
      <text:p text:style-name="P1"></text:p>
      <text:p text:style-name="P1">create table <text:s/>item_store1_amt_2015_last_4week <text:s/>as select item_id ,"1" as store_code,sum(qty_alipay_njhs)/2 as target from item_store1_feature_2015_last_4week_del group by item_id;</text:p>
      <text:p text:style-name="P1"></text:p>
      <text:p text:style-name="P1"></text:p>
      <text:p text:style-name="P1"></text:p>
      <text:p text:style-name="P1"></text:p>
      <text:p text:style-name="P1">create table item_store2_feature_2015_last_4week as select * from item_store_feature where date &gt;"20151128" and store_code="2"; </text:p>
      <text:p text:style-name="P1"></text:p>
      <text:p text:style-name="P1">create table item_store2_feature_2015_last_4week_del as select * from item_store2_feature_2015_last_4week where date&lt;&gt;"20151212";</text:p>
      <text:p text:style-name="P1"></text:p>
      <text:p text:style-name="P1">create table <text:s/>item_store2_amt_2015_last_4week <text:s/>as select item_id ,"2" as store_code,sum(qty_alipay_njhs)/2 as target from item_store2_feature_2015_last_4week_del group by item_id;</text:p>
      <text:p text:style-name="P1"></text:p>
      <text:p text:style-name="P1"></text:p>
      <text:p text:style-name="P1"></text:p>
      <text:p text:style-name="P1"></text:p>
      <text:p text:style-name="P1">create table item_store3_feature_2015_last_4week as select * from item_store_feature where date &gt;"20151128" and store_code="3"; </text:p>
      <text:p text:style-name="P1"></text:p>
      <text:p text:style-name="P1"><text:soft-page-break/>create table item_store3_feature_2015_last_4week_del as select * from item_store3_feature_2015_last_4week where date&lt;&gt;"20151212";</text:p>
      <text:p text:style-name="P1"></text:p>
      <text:p text:style-name="P1">create table <text:s/>item_store3_amt_2015_last_4week <text:s/>as select item_id ,"3" as store_code,sum(qty_alipay_njhs)/2 as target from item_store3_feature_2015_last_4week_del group by item_id;</text:p>
      <text:p text:style-name="P1"></text:p>
      <text:p text:style-name="P1"></text:p>
      <text:p text:style-name="P1"></text:p>
      <text:p text:style-name="P1">create table item_store4_feature_2015_last_4week as select * from item_store_feature where date &gt;"20151128" and store_code="4"; </text:p>
      <text:p text:style-name="P1"></text:p>
      <text:p text:style-name="P1">create table item_store4_feature_2015_last_4week_del as select * from item_store4_feature_2015_last_4week where date&lt;&gt;"20151212";</text:p>
      <text:p text:style-name="P1"></text:p>
      <text:p text:style-name="P1">create table <text:s/>item_store4_amt_2015_last_4week <text:s/>as select item_id ,"4" as store_code,sum(qty_alipay_njhs)/2 as target from item_store4_feature_2015_last_4week_del group by item_id;</text:p>
      <text:p text:style-name="P1"></text:p>
      <text:p text:style-name="P1"></text:p>
      <text:p text:style-name="P1">create table item_store5_feature_2015_last_4week as select * from item_store_feature where date &gt;"20151128" and store_code="5"; </text:p>
      <text:p text:style-name="P1"></text:p>
      <text:p text:style-name="P1">create table item_store5_feature_2015_last_4week_del as select * from item_store5_feature_2015_last_4week where date&lt;&gt;"20151212";</text:p>
      <text:p text:style-name="P1"></text:p>
      <text:p text:style-name="P1">create table <text:s/>item_store5_amt_2015_last_4week <text:s/>as select item_id ,"5" as store_code,sum(qty_alipay_njhs)/2 as target from item_store5_feature_2015_last_4week_del group by item_id;</text:p>
      <text:p text:style-name="P1"></text:p>
      <text:p text:style-name="P1"></text:p>
      <text:p text:style-name="P1">--导出数据</text:p>
      <text:p text:style-name="P1">hive -e "select * from cainiao1.item_amt_2015_last_4week;" &gt;&gt;/home/hadoop/Desktop/天池/菜鸟需求预测和分仓规则/p1_20160408/item_amt_2015_last_4week.csv</text:p>
      <text:p text:style-name="P1"></text:p>
      <text:p text:style-name="P1"></text:p>
      <text:p text:style-name="P1">hive -e "select * from cainiao1.item_store1_amt_2015_last_4week;" &gt;&gt;/home/hadoop/Desktop/天池/菜<text:soft-page-break/>鸟需求预测和分仓规则/p1_20160408/item_store1_amt_2015_last_4week.csv</text:p>
      <text:p text:style-name="P1"></text:p>
      <text:p text:style-name="P1">hive -e "select * from cainiao1.item_store2_amt_2015_last_4week;" &gt;&gt;/home/hadoop/Desktop/天池/菜鸟需求预测和分仓规则/p1_20160408/item_store2_amt_2015_last_4week.csv</text:p>
      <text:p text:style-name="P1"></text:p>
      <text:p text:style-name="P1">hive -e "select * from cainiao1.item_store3_amt_2015_last_4week;" &gt;&gt;/home/hadoop/Desktop/天池/菜鸟需求预测和分仓规则/p1_20160408/item_store3_amt_2015_last_4week.csv</text:p>
      <text:p text:style-name="P1"></text:p>
      <text:p text:style-name="P1">hive -e "select * from cainiao1.item_store4_amt_2015_last_4week;" &gt;&gt;/home/hadoop/Desktop/天池/菜鸟需求预测和分仓规则/p1_20160408/item_store4_amt_2015_last_4week.csv</text:p>
      <text:p text:style-name="P1"></text:p>
      <text:p text:style-name="P1">hive -e "select * from cainiao1.item_store5_amt_2015_last_4week;" &gt;&gt;/home/hadoop/Desktop/天池/菜鸟需求预测和分仓规则/p1_20160408/item_store5_amt_2015_last_4week.csv</text:p>
      <text:p text:style-name="P1"></text:p>
      <text:p text:style-name="P1"></text:p>
      <text:p text:style-name="P1">--linuxe命令，合并文件 </text:p>
      <text:p text:style-name="P1">cat item_amt_2015_last_4week.csv item_store5_amt_2015_last_4week.csv <text:s/>item_store5_amt_2015_last_4week.csv <text:s/>item_store5_amt_2015_last_4week.csv <text:s/>item_store5_amt_2015_last_4week.csv <text:s/>item_store5_amt_2015_last_4week.csv &gt;&gt;predict1.csv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uigen </meta:initial-creator>
    <meta:creation-date>2016-04-06T21:09:16</meta:creation-date>
    <meta:generator>LibreOffice/3.5$Linux_X86_64 LibreOffice_project/350m1$Build-2</meta:generator>
    <dc:date>2016-04-21T10:27:39</dc:date>
    <dc:creator>shuigen </dc:creator>
    <meta:editing-duration>P5DT10H25M20S</meta:editing-duration>
    <meta:editing-cycles>20</meta:editing-cycles>
    <meta:document-statistic meta:table-count="0" meta:image-count="0" meta:object-count="0" meta:page-count="19" meta:paragraph-count="462" meta:word-count="2487" meta:character-count="26321" meta:non-whitespace-character-count="24318"/>
  </office:meta>
</office:document-meta>
</file>